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Nunito1" svg:font-family="Nunito" style:font-family-generic="system" style:font-pitch="variable"/>
  </office:font-face-decls>
  <office:automatic-styles>
    <style:style style:name="Table2" style:family="table">
      <style:table-properties style:width="6.25in" fo:margin-left="-0.0813in" fo:margin-top="0in" fo:margin-bottom="0in" table:align="left"/>
    </style:style>
    <style:style style:name="Table2.A" style:family="table-column">
      <style:table-column-properties style:column-width="0.9479in"/>
    </style:style>
    <style:style style:name="Table2.B" style:family="table-column">
      <style:table-column-properties style:column-width="5.3021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B1" style:family="table-cell">
      <style:table-cell-properties fo:padding-left="0.075in" fo:padding-right="0.075in" fo:padding-top="0in" fo:padding-bottom="0in" fo:border="0.5pt solid #00000a"/>
    </style:style>
    <style:style style:name="Table2.B2" style:family="table-cell">
      <style:table-cell-properties fo:padding-left="0.075in" fo:padding-right="0.075in" fo:padding-top="0in" fo:padding-bottom="0in" fo:border="0.5pt solid #00000a"/>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padding="0.028in" fo:border="0.99pt solid #000001"/>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Heading_20_1">
      <style:paragraph-properties fo:margin-top="0.222in" fo:margin-bottom="0.0555in" loext:contextual-spacing="false"/>
    </style:style>
    <style:style style:name="P7" style:family="paragraph" style:parent-style-name="Title">
      <style:paragraph-properties fo:margin-top="0.2083in" fo:margin-bottom="0.0417in" loext:contextual-spacing="false" fo:line-height="111%"/>
    </style:style>
    <style:style style:name="P8" style:family="paragraph" style:parent-style-name="Subtitle">
      <style:paragraph-properties fo:margin-top="0in" fo:margin-bottom="0.222in" loext:contextual-spacing="false"/>
    </style:style>
    <style:style style:name="P9" style:family="paragraph" style:parent-style-name="Standard">
      <style:paragraph-properties fo:margin-top="0in" fo:margin-bottom="0in" loext:contextual-spacing="false" fo:line-height="100%">
        <style:tab-stops>
          <style:tab-stop style:position="0in"/>
        </style:tab-stops>
      </style:paragraph-properties>
      <style:text-properties fo:font-style="normal" style:font-style-asian="normal" style:font-style-complex="normal"/>
    </style:style>
    <style:style style:name="P10" style:family="paragraph" style:parent-style-name="Standard">
      <style:paragraph-properties fo:margin-top="0in" fo:margin-bottom="0in" loext:contextual-spacing="false" fo:padding="0.028in" fo:border="0.99pt solid #000001"/>
    </style:style>
    <style:style style:name="P11" style:family="paragraph" style:parent-style-name="Standard">
      <style:paragraph-properties fo:margin-top="0in" fo:margin-bottom="0in" loext:contextual-spacing="false" fo:padding="0.028in" fo:border="0.99pt solid #000001"/>
      <style:text-properties fo:font-style="italic" officeooo:rsid="0016aa06" officeooo:paragraph-rsid="0016aa06" style:font-style-asian="italic"/>
    </style:style>
    <style:style style:name="P12" style:family="paragraph" style:parent-style-name="Standard">
      <style:paragraph-properties fo:margin-top="0in" fo:margin-bottom="0in" loext:contextual-spacing="false" fo:padding="0.028in" fo:border="0.99pt solid #000001"/>
      <style:text-properties fo:font-style="italic" officeooo:paragraph-rsid="0016aa06" style:font-style-asian="italic"/>
    </style:style>
    <style:style style:name="P13" style:family="paragraph" style:parent-style-name="Standard">
      <style:paragraph-properties fo:margin-top="0in" fo:margin-bottom="0in" loext:contextual-spacing="false" fo:padding="0.028in" fo:border="0.99pt solid #000001"/>
      <style:text-properties fo:font-style="italic" officeooo:rsid="0016aa06" officeooo:paragraph-rsid="0016aa06" style:font-style-asian="italic" style:font-style-complex="italic"/>
    </style:style>
    <style:style style:name="P14" style:family="paragraph" style:parent-style-name="Standard">
      <style:paragraph-properties fo:margin-top="0in" fo:margin-bottom="0in" loext:contextual-spacing="false" fo:text-align="justify" style:justify-single-word="false" fo:padding="0.028in" fo:border="0.99pt solid #000001"/>
      <style:text-properties fo:font-style="normal" officeooo:rsid="00158178" officeooo:paragraph-rsid="00158178" style:font-style-asian="normal" style:font-style-complex="normal"/>
    </style:style>
    <style:style style:name="P15" style:family="paragraph" style:parent-style-name="Standard">
      <style:paragraph-properties fo:margin-top="0in" fo:margin-bottom="0in" loext:contextual-spacing="false" fo:padding="0.028in" fo:border="0.99pt solid #000001"/>
      <style:text-properties fo:font-style="normal" officeooo:rsid="0016aa06" officeooo:paragraph-rsid="0016aa06" style:font-style-asian="normal" style:font-style-complex="normal"/>
    </style:style>
    <style:style style:name="P16" style:family="paragraph" style:parent-style-name="Standard">
      <style:paragraph-properties fo:margin-top="0in" fo:margin-bottom="0in" loext:contextual-spacing="false" fo:padding="0.028in" fo:border="0.99pt solid #000001"/>
      <style:text-properties fo:font-style="normal" officeooo:paragraph-rsid="0016e332" style:font-style-asian="normal" style:font-style-complex="normal"/>
    </style:style>
    <style:style style:name="P17" style:family="paragraph" style:parent-style-name="Standard">
      <style:paragraph-properties fo:margin-top="0in" fo:margin-bottom="0in" loext:contextual-spacing="false" fo:padding="0.028in" fo:border="0.99pt solid #000001"/>
      <style:text-properties officeooo:rsid="0016aa06" officeooo:paragraph-rsid="0016aa06"/>
    </style:style>
    <style:style style:name="P18" style:family="paragraph" style:parent-style-name="Standard">
      <style:paragraph-properties fo:margin-top="0in" fo:margin-bottom="0in" loext:contextual-spacing="false" fo:line-height="115%" fo:keep-together="always" fo:padding-left="0.0555in" fo:padding-right="0.0555in" fo:padding-top="0.0138in" fo:padding-bottom="0.0138in" fo:border="0.51pt solid #00000a" fo:keep-with-next="always"/>
      <style:text-properties fo:font-style="normal" officeooo:paragraph-rsid="0016e332" style:font-style-asian="normal" style:font-style-complex="normal"/>
    </style:style>
    <style:style style:name="P19" style:family="paragraph" style:parent-style-name="Standard">
      <style:paragraph-properties fo:margin-top="0in" fo:margin-bottom="0in" loext:contextual-spacing="false" fo:line-height="115%" fo:keep-together="always" fo:padding-left="0.0555in" fo:padding-right="0.0555in" fo:padding-top="0.0138in" fo:padding-bottom="0.0138in" fo:border="0.51pt solid #00000a" fo:keep-with-next="always"/>
      <style:text-properties fo:font-style="normal" officeooo:paragraph-rsid="00158178" style:font-style-asian="normal"/>
    </style:style>
    <style:style style:name="P20"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italic" officeooo:paragraph-rsid="001694a7" style:font-style-asian="italic"/>
    </style:style>
    <style:style style:name="P21"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italic" officeooo:paragraph-rsid="0016aa06" style:font-style-asian="italic"/>
    </style:style>
    <style:style style:name="P22"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italic" officeooo:rsid="001694a7" officeooo:paragraph-rsid="001694a7" style:font-style-asian="italic"/>
    </style:style>
    <style:style style:name="P23"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58178" officeooo:paragraph-rsid="00158178" style:font-style-asian="normal" style:font-style-complex="normal"/>
    </style:style>
    <style:style style:name="P24"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694a7" officeooo:paragraph-rsid="00158178" style:font-style-asian="normal" style:font-style-complex="normal"/>
    </style:style>
    <style:style style:name="P25"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694a7" officeooo:paragraph-rsid="001694a7" style:font-style-asian="normal" style:font-style-complex="normal"/>
    </style:style>
    <style:style style:name="P26"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6aa06" officeooo:paragraph-rsid="0016aa06" style:font-style-asian="normal" style:font-style-complex="normal"/>
    </style:style>
    <style:style style:name="P27"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6e332" officeooo:paragraph-rsid="0016e332" style:font-style-asian="normal" style:font-style-complex="normal"/>
    </style:style>
    <style:style style:name="P28"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88ef8" officeooo:paragraph-rsid="00188ef8" style:font-style-asian="normal" style:font-style-complex="normal"/>
    </style:style>
    <style:style style:name="P29"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paragraph-rsid="001694a7" style:font-style-asian="normal"/>
    </style:style>
    <style:style style:name="P30"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paragraph-rsid="0016aa06" style:font-style-asian="normal"/>
    </style:style>
    <style:style style:name="P31"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paragraph-rsid="0016e332" style:font-style-asian="normal"/>
    </style:style>
    <style:style style:name="P32"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officeooo:paragraph-rsid="0016e332"/>
    </style:style>
    <style:style style:name="P33"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color="#666666" style:font-name="Nunito" fo:font-weight="bold" style:font-name-asian="Nunito1" style:font-weight-asian="bold" style:font-name-complex="Nunito1"/>
    </style:style>
    <style:style style:name="P34" style:family="paragraph" style:parent-style-name="Standard" style:list-style-name="WWNum1">
      <style:paragraph-properties fo:margin-left="0.5in" fo:margin-right="0in" fo:text-align="justify" style:justify-single-word="false" fo:text-indent="-0.25in" style:auto-text-indent="false"/>
    </style:style>
    <style:style style:name="P35" style:family="paragraph" style:parent-style-name="Standard" style:list-style-name="WWNum2">
      <style:paragraph-properties fo:line-height="115%" fo:padding-left="0.0555in" fo:padding-right="0.0555in" fo:padding-top="0.0138in" fo:padding-bottom="0.0138in" fo:border="0.51pt solid #00000a"/>
      <style:text-properties fo:font-style="normal" officeooo:rsid="0016e332" style:font-style-asian="normal" style:font-style-complex="normal"/>
    </style:style>
    <style:style style:name="P36" style:family="paragraph" style:parent-style-name="Heading_20_1" style:master-page-name="Standard">
      <style:paragraph-properties fo:margin-top="0.222in" fo:margin-bottom="0.0555in" loext:contextual-spacing="false" fo:text-align="justify" style:justify-single-word="false"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color="#1155cc" style:text-underline-style="solid" style:text-underline-width="auto" style:text-underline-color="font-color"/>
    </style:style>
    <style:style style:name="T4" style:family="text">
      <style:text-properties officeooo:rsid="00158178"/>
    </style:style>
    <style:style style:name="T5" style:family="text">
      <style:text-properties officeooo:rsid="001694a7"/>
    </style:style>
    <style:style style:name="T6" style:family="text">
      <style:text-properties officeooo:rsid="00158178" style:font-style-complex="normal"/>
    </style:style>
    <style:style style:name="T7" style:family="text">
      <style:text-properties officeooo:rsid="001694a7" style:font-style-complex="normal"/>
    </style:style>
    <style:style style:name="T8" style:family="text">
      <style:text-properties officeooo:rsid="0016aa06" style:font-style-complex="normal"/>
    </style:style>
    <style:style style:name="T9" style:family="text">
      <style:text-properties officeooo:rsid="0016e332" style:font-style-complex="normal"/>
    </style:style>
    <style:style style:name="T10" style:family="text">
      <style:text-properties fo:font-style="normal" style:font-style-asian="normal" style:font-style-complex="normal"/>
    </style:style>
    <style:style style:name="T11" style:family="text">
      <style:text-properties fo:font-style="normal" officeooo:rsid="0016e332" style:font-style-asian="normal" style:font-style-complex="normal"/>
    </style:style>
    <style:style style:name="T12" style:family="text">
      <style:text-properties officeooo:rsid="0016aa06"/>
    </style:style>
    <style:style style:name="T13" style:family="text">
      <style:text-properties officeooo:rsid="0016e3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ky5rrge1r4re"/>Acronym and Title</text:p>
      <text:p text:style-name="P14">ROBOCON-RT</text:p>
      <text:p text:style-name="P6"><text:bookmark text:name="_253d8j8lzpce"/>Target</text:p>
      <text:p text:style-name="P4">[<text:span text:style-name="T4">X</text:span> ] This proposal can be announced to all student groups. It can be assigned to any student group.</text:p>
      <text:p text:style-name="P6"><text:bookmark text:name="_eqwgcq48h5u8"/>Proposer Information</text:p>
      <table:table table:name="Table2" table:style-name="Table2">
        <table:table-column table:style-name="Table2.A"/>
        <table:table-column table:style-name="Table2.B"/>
        <table:table-row table:style-name="Table2.1">
          <table:table-cell table:style-name="Table2.A1" office:value-type="string">
            <text:p text:style-name="P5">Names(s): </text:p>
          </table:table-cell>
          <table:table-cell table:style-name="Table2.B1" office:value-type="string">
            <text:p text:style-name="P9"><text:span text:style-name="T4">Teknolus Enerji Mühendislik Bilişim Danışmanlık San. ve Tic. Ltd. Şti., in collaboration with Prof. Dr. Uluç Saranlı</text:span></text:p>
          </table:table-cell>
        </table:table-row>
        <table:table-row table:style-name="Table2.1">
          <table:table-cell table:style-name="Table2.A1" office:value-type="string">
            <text:p text:style-name="P5">Email(s):</text:p>
          </table:table-cell>
          <table:table-cell table:style-name="Table2.B2" office:value-type="string">
            <text:p text:style-name="P9"><text:span text:style-name="T4">saranli@ceng.metu.edu.tr</text:span></text:p>
          </table:table-cell>
        </table:table-row>
      </table:table>
      <text:p text:style-name="P6"><text:bookmark text:name="_n4s29a59e7kx"/>Supervisor</text:p>
      <text:p text:style-name="P4">[<text:span text:style-name="T4">X</text:span> ] The project will be supervised by <text:span text:style-name="T4">Prof. Dr. Uluç Saranlı</text:span></text:p>
      <text:p text:style-name="P6"><text:bookmark text:name="_27vrwrv2g0yx"/>Project Description</text:p>
      <text:p text:style-name="P19"><text:span text:style-name="T6"/></text:p>
      <text:p text:style-name="P29"><text:span text:style-name="T7">General description:</text:span></text:p>
      <text:p text:style-name="P29"><text:span text:style-name="T7"/></text:p>
      <text:p text:style-name="P29"><text:span text:style-name="T6">The end product for this project is a real-time, embedded control and command software architecture for remote controlled autonomous robot platforms. </text:span><text:span text:style-name="T7">The project will be conducted on a simple yet capable mobile wheeled platform operating in indoor environments. The end product is expected to provide the following functionalities in a robust and modular manner:</text:span></text:p>
      <text:p text:style-name="P23"/>
      <text:p text:style-name="P23">- <text:span text:style-name="T5">A low-level, motor control software interface, providing an abstraction to EtherCAT based motor drivers.</text:span></text:p>
      <text:p text:style-name="P23">- <text:span text:style-name="T5">A modular, robust and deterministic real-time software infrastructure that combines static scheduling with multi-thread extensions (see RHexLib for an example)</text:span></text:p>
      <text:p text:style-name="P23">- <text:span text:style-name="T5">A robust network interface allowing remote access to functionalities provided by the robot platform</text:span></text:p>
      <text:p text:style-name="P23">- <text:span text:style-name="T5">Integration with the ROS framework to facilitate integration with a larger scale, multi-robot system, instantiating the robot as a ROS node.</text:span></text:p>
      <text:p text:style-name="P23">- <text:span text:style-name="T5">Integration of a core set of sensors to enable remote control of the wheeled platform, including a pan/tilt camera, inertial sensors and possibly a manipulator robot arm</text:span></text:p>
      <text:p text:style-name="P24"/>
      <text:p text:style-name="P25">It is expected that some of these components will reuse/extend previous components and examples within RHexLib, which is a real-time control software that controls the RHex robot platform. The project scope, however, is expected to includes more modern extensions and approaches to several of the components</text:p>
      <text:p text:style-name="P28"/>
      <text:p text:style-name="P28"/>
      <text:p text:style-name="P20"><text:soft-page-break/><text:span text:style-name="T5">Technical Challenges:</text:span></text:p>
      <text:p text:style-name="P22"/>
      <text:p text:style-name="P25">Main technical challenges associated with this project can be summarized as follows:</text:p>
      <text:p text:style-name="P25"/>
      <text:p text:style-name="P25">- Understanding and providing a real-time, modular and abstract interface to motion control with the EtherCAT interface</text:p>
      <text:p text:style-name="P25">- Porting and modernization of the RHexLib software, including its integration with EtherCAT and more modern embedded platforms</text:p>
      <text:p text:style-name="P25">- Construction of the wheeled platform, starting from a simple mobile base, proceeding towards a more sensory capable robot</text:p>
      <text:p text:style-name="P25">- <text:span text:style-name="T12">Technical details of integration with the ROS ramework</text:span></text:p>
      <text:p text:style-name="P25">- <text:span text:style-name="T12">General difficulties of working with a physical robot platform and embedded software</text:span></text:p>
      <text:p text:style-name="P25"/>
      <text:p text:style-name="P6"><text:bookmark text:name="_ghx3a35v99vc"/>Tentative Plan</text:p>
      <text:p text:style-name="P12"><text:span text:style-name="T12">Major workpackages:</text:span></text:p>
      <text:p text:style-name="P15"/>
      <text:p text:style-name="P15">WP1: Construction of a 2-wheeled mobile robot base</text:p>
      <text:p text:style-name="P15">WP2: Choice, acquisition and integration of an EtherCAT-capable embedded CPU and the associated real-time yocto-Linux infrastructure</text:p>
      <text:p text:style-name="P15">WP3: Porting and modernization of the RHexLib software</text:p>
      <text:p text:style-name="P15">WP4: Design and implementation of an abstract EtherCAT motor control interface</text:p>
      <text:p text:style-name="P15">WP5: Design and implementation of a robust network communication software subsystem for robot controlled</text:p>
      <text:p text:style-name="P15">WP6: Overall system integration and scenario tests</text:p>
      <text:p text:style-name="P15">WP7: Integration with ROS</text:p>
      <text:p text:style-name="P15">WP8: Integration of additional sensors and capabilities</text:p>
      <text:p text:style-name="P15"/>
      <text:p text:style-name="P11">Workloads:</text:p>
      <text:p text:style-name="P11"/>
      <text:p text:style-name="P15">WP1: 4 man-months</text:p>
      <text:p text:style-name="P15">WP2: 4 man-months</text:p>
      <text:p text:style-name="P15">WP3: 4 man-months</text:p>
      <text:p text:style-name="P15">WP4: 3 man-months</text:p>
      <text:p text:style-name="P15">WP5: 4 man-months</text:p>
      <text:p text:style-name="P15">WP6: 6 man-months</text:p>
      <text:p text:style-name="P15">WP7: 4 man-months</text:p>
      <text:p text:style-name="P15">WP8: 3 man-months</text:p>
      <text:p text:style-name="P15"/>
      <text:p text:style-name="P13">Implementation order:</text:p>
      <text:p text:style-name="P13"/>
      <text:p text:style-name="P17">WP1, WP2 and WP3 will start in parallel, followed by WP4 and WP5. WP6 will follow, integrating most components together. WP7 and WP8 will follow towards the end of the project, enabling additional capabilities and scenarios.</text:p>
      <text:p text:style-name="P17"/>
      <text:p text:style-name="P17"/>
      <text:p text:style-name="P6"><text:bookmark text:name="_p5r8eec0lveu"/><text:soft-page-break/>Similar Products/Projects</text:p>
      <text:p text:style-name="P30"><text:span text:style-name="T8">There are many robot control software architectures that have been used in the past. ROS (Robot Operating System) is perhaps among the most commonly used, but this framework is based on a network-transparent communication infrastructure and is hence quite inefficient for real-time control. The goal of this project is to implement a simpler, more efficient framework that is less universal but can be embedded into less capable CPU platforms.</text:span></text:p>
      <text:p text:style-name="P26"/>
      <text:p text:style-name="P27">http://www.ros.org/</text:p>
      <text:p text:style-name="P27"/>
      <text:p text:style-name="P26">RHexLib, the software library that runs the RHex robot platform that was designed and implemented by Prof. Uluç Saranlı provides a closer existing example to the goals for this project. In fact, components and design elements from RHexLib will be reused and modernized as part of this project.</text:p>
      <text:p text:style-name="P21"/>
      <text:p text:style-name="P27">http://rhex.sourceforge.net/</text:p>
      <text:p text:style-name="P6"><text:bookmark text:name="_z1ksqwt6hrc9"/>Contributions, Innovation and Originality Aspects of the Project</text:p>
      <text:p text:style-name="P18"><text:span text:style-name="T13">The originality and innovation for this project will come from its modularity, execution efficiency and its reliance on more modern control protocols such as EtherCAT. </text:span></text:p>
      <text:p text:style-name="P27"/>
      <text:p text:style-name="P31"><text:span text:style-name="T9">The end product for this project is expected to provide a framework that will facilitate the design and construction of remote-controllable mobile robot platforms that are based on multiple motors and their real-time coordinated control. Currently available examples and tools usually require custom development of a large number of components to deploy a robot platform and are hence quite prohibitive due to the large initial investment required.</text:span></text:p>
      <text:p text:style-name="P27"/>
      <text:p text:style-name="P27">The primary differences of this project from existing examples will hence be itse performance, modularity and the provision of existing components to facilitate robot design and deployment.</text:p>
      <text:p text:style-name="P27"/>
      <text:p text:style-name="P6"><text:bookmark text:name="_auei4mo0d39j"/>Success Measures</text:p>
      <text:p text:style-name="P27">The project should be considered successul if the following components are in place at the end of the project period:</text:p>
      <text:p text:style-name="P27"/>
      <text:p text:style-name="P27">- A modular library and API for real-time control of multiple motors through EtherCAT, including an standard and sufficiently performant set of CPU and hardware components</text:p>
      <text:p text:style-name="P27">- A 2-wheeled robot base platform that uses this motor control library that can perform basic mobility tasks</text:p>
      <text:p text:style-name="P27">- Successful integration of the software framework with the ROS environment</text:p>
      <text:p text:style-name="P27">- Successful integration and testing of additional sensors such as cameras and inertial sensors on the robot platform</text:p>
      <text:p text:style-name="P27"/>
      <text:p text:style-name="P6"><text:bookmark text:name="_d1pk6rwjbc33"/><text:soft-page-break/>Project Development Environment</text:p>
      <text:p text:style-name="P31"><text:span text:style-name="T9">It is expected that the following components, libraries and languages will be used throughout the project:</text:span></text:p>
      <text:p text:style-name="P27"/>
      <text:p text:style-name="P27">- Embedded single-board computer (SBC) boards such as the Digi ConnectCore 6 or BeagleBone</text:p>
      <text:p text:style-name="P27">- Yocto-Linux as a real-time operating system</text:p>
      <text:p text:style-name="P27">- EtherCAT motor controllers, brushless DC motors and associated sensors</text:p>
      <text:p text:style-name="P27">- C++ language for embedded as well as high level software development</text:p>
      <text:p text:style-name="P27"/>
      <text:p text:style-name="P27">The general structure of the software to be designed will be based on three layers: An abstract hardware interface that allows modular interfacing to controlling hardware components, a middle layer coordinating the execution of periodic motion control and sensory processing tasks in a periodic and real-time manner and a high level layer that coordinates the supervision of various robot behaviors through a network interface. Object-oriented software design methodologies will be heavily used throughout the project.</text:p>
      <text:p text:style-name="P27"/>
      <text:p text:style-name="P27">In terms of the hardware, solid design tools such as SolidWorks will be used. Basic manufacturing facilities such as laser-cutters, 3D printing and machining tools will be used to manufacture necessary components for the robot platform.</text:p>
      <text:p text:style-name="P6"><text:bookmark text:name="_pnv76wta8atw"/>External Support</text:p>
      <text:list xml:id="list4380687078446455708" text:style-name="WWNum2">
        <text:list-item>
          <text:p text:style-name="P35"/>
        </text:list-item>
      </text:list>
      <text:p text:style-name="P27">Hardware components such as motors, motor drivers and other off-the-shelf components will be acquired and provided by Teknolus. In addition, manufacturing support for additional hardware components such as the robot shell, mounting brackets and similar needs will also be met by Teknolus.</text:p>
      <text:p text:style-name="P27"/>
      <text:p text:style-name="P27">No external support other than the hardware and manufacturing support provided by Teknolus will be used. No data is needed for a successful completion of this project.</text:p>
      <text:p text:style-name="P6"><text:bookmark text:name="_k7ne6bl1w5rl"/>Intellectual Property Information</text:p>
      <text:p text:style-name="P16"><text:span text:style-name="T13">Intellectual rights for the end product will be jointly owned by the students, excluding any of the components that are derivatines of existing software architectures and libraries. Teknolus will reserve the right to use the technology in their own products. </text:span></text:p>
      <text:p text:style-name="P6"><text:bookmark text:name="_aa6l8ox5tunw"/>Major Risks and Risk Plan</text:p>
      <text:p text:style-name="P31"><text:span text:style-name="T9">Among major risks are difficulties in the acquisition and interfacing of various hardware components. Fortunately, many of these components were previously acquired by Teknolus and Prof. Uluç Saranlı, so these risks are partially mitigated. Nevertheless, Teknolus has the necessary experience and infrastructure for rapid acquisition of components as well as facilities for mechanical manufacturing. As such, many of these risks should be easily addressable throughout the project.</text:span></text:p>
      <text:p text:style-name="P6"><text:bookmark text:name="_1j5yhn9xge5y"/><text:soft-page-break/>References</text:p>
      <text:p text:style-name="P32"><text:span text:style-name="T11">Links and references were provided within the 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22in" fo:margin-bottom="0.0555in" loext:contextual-spacing="false" fo:line-height="111%"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text-align="center" style:justify-single-word="false" fo:keep-together="always" fo:keep-with-next="always"/>
      <style:text-properties fo:font-size="18pt" style:font-size-asian="18pt" style:font-size-complex="18pt"/>
    </style:style>
    <style:style style:name="Subtitle" style:family="paragraph" style:parent-style-name="normal" style:next-style-name="Standard" style:default-outline-level="" style:class="chapter">
      <style:paragraph-properties fo:margin-top="0in" fo:margin-bottom="0.222in" loext:contextual-spacing="true" fo:line-height="100%" fo:text-align="center" style:justify-single-word="false"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style:style>
    <style:style style:name="MT1" style:family="text">
      <style:text-properties fo:font-style="italic" style:font-style-asian="italic"/>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text:span text:style-name="MT1">Version 2.1<text:tab/><text:tab/><text:tab/><text:tab/><text:tab/><text:tab/><text:tab/><text:tab/><text:tab/><text:tab/><text:tab/> </text:span><text:s/><text:page-number text:select-page="current">5</text:page-number></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8-09-06T14:42:22.031135813</dc:date>
    <dc:creator>Uluc Saranli</dc:creator>
    <meta:editing-duration>PT6M40S</meta:editing-duration>
    <meta:editing-cycles>3</meta:editing-cycles>
    <meta:document-statistic meta:table-count="1" meta:image-count="0" meta:object-count="0" meta:page-count="5" meta:paragraph-count="82" meta:word-count="1210" meta:character-count="8165" meta:non-whitespace-character-count="7019"/>
  </office:meta>
</office:document-meta>
</file>